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list-style-name="L1"/>
    <style:style style:name="P2" style:family="paragraph" style:parent-style-name="Heading_20_1">
      <style:paragraph-properties fo:break-before="pag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solid" style:text-underline-width="auto" style:text-underline-color="font-color"/>
    </style:style>
    <style:style style:name="P5" style:family="paragraph" style:parent-style-name="Text_20_body">
      <style:paragraph-properties fo:text-align="justify" style:justify-single-word="false"/>
      <style:text-properties style:text-underline-style="none"/>
    </style:style>
    <style:style style:name="P6" style:family="paragraph" style:parent-style-name="Text_20_body">
      <style:paragraph-properties fo:text-align="justify" style:justify-single-word="false"/>
      <style:text-properties style:text-underline-style="none" fo:font-weight="bold" style:font-weight-asian="bold" style:font-weight-complex="bold"/>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Heading_20_2">
      <style:paragraph-properties fo:break-before="pag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Courier 10 Pitch" fo:font-size="10pt" style:font-size-asian="10pt" style:font-size-complex="10pt"/>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list-style-name="L3">
      <style:paragraph-properties fo:text-align="justify" style:justify-single-word="false"/>
      <style:text-properties fo:font-weight="normal" style:font-weight-asian="normal" style:font-weight-complex="normal"/>
    </style:style>
    <style:style style:name="P13" style:family="paragraph" style:parent-style-name="Heading_20_2">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guma module library documentation</text:h>
      <text:p text:style-name="Standard"/>
      <text:list text:style-name="L1">
        <text:list-item>
          <text:p text:style-name="P1">Discover modules</text:p>
          <text:list>
            <text:list-item>
              <text:p text:style-name="P1">arping</text:p>
            </text:list-item>
            <text:list-item>
              <text:p text:style-name="P1">hostname</text:p>
            </text:list-item>
            <text:list-item>
              <text:p text:style-name="P1">ipaddr</text:p>
            </text:list-item>
            <text:list-item>
              <text:p text:style-name="P1">ping</text:p>
            </text:list-item>
            <text:list-item>
              <text:p text:style-name="P1">isnated</text:p>
            </text:list-item>
            <text:list-item>
              <text:p text:style-name="P1">ispromisc</text:p>
            </text:list-item>
            <text:list-item>
              <text:p text:style-name="P1">trace</text:p>
            </text:list-item>
            <text:list-item>
              <text:p text:style-name="P1">whois</text:p>
            </text:list-item>
          </text:list>
        </text:list-item>
        <text:list-item>
          <text:p text:style-name="P1">Gather modules</text:p>
          <text:list>
            <text:list-item>
              <text:p text:style-name="P1">example</text:p>
            </text:list-item>
            <text:list-item>
              <text:p text:style-name="P1">apps11i</text:p>
            </text:list-item>
            <text:list-item>
              <text:p text:style-name="P1">nids</text:p>
            </text:list-item>
            <text:list-item>
              <text:p text:style-name="P1">nmapfp</text:p>
            </text:list-item>
            <text:list-item>
              <text:p text:style-name="P1">oratool</text:p>
            </text:list-item>
            <text:list-item>
              <text:p text:style-name="P1">osifuzz</text:p>
            </text:list-item>
            <text:list-item>
              <text:p text:style-name="P1">p0f</text:p>
            </text:list-item>
            <text:list-item>
              <text:p text:style-name="P1">portscan</text:p>
            </text:list-item>
            <text:list-item>
              <text:p text:style-name="P1">rpcdump</text:p>
            </text:list-item>
            <text:list-item>
              <text:p text:style-name="P1">samrdump</text:p>
            </text:list-item>
            <text:list-item>
              <text:p text:style-name="P1">identify</text:p>
            </text:list-item>
            <text:list-item>
              <text:p text:style-name="P1">smbclient</text:p>
            </text:list-item>
            <text:list-item>
              <text:p text:style-name="P1">sniffer</text:p>
            </text:list-item>
            <text:list-item>
              <text:p text:style-name="P1">snmpwalk</text:p>
            </text:list-item>
            <text:list-item>
              <text:p text:style-name="P1">winspdetect</text:p>
            </text:list-item>
            <text:list-item>
              <text:p text:style-name="P1">tcpscan</text:p>
            </text:list-item>
            <text:list-item>
              <text:p text:style-name="P1">tnscmd</text:p>
            </text:list-item>
            <text:list-item>
              <text:p text:style-name="P1">winspdetect</text:p>
            </text:list-item>
            <text:list-item>
              <text:p text:style-name="P1">xmlrpc</text:p>
            </text:list-item>
            <text:list-item>
              <text:p text:style-name="P1">rpceminfo</text:p>
            </text:list-item>
            <text:list-item>
              <text:p text:style-name="P1">oascheck</text:p>
            </text:list-item>
          </text:list>
        </text:list-item>
        <text:list-item>
          <text:p text:style-name="P1">Brute modules</text:p>
          <text:list>
            <text:list-item>
              <text:p text:style-name="P1">bruteftp</text:p>
            </text:list-item>
            <text:list-item>
              <text:p text:style-name="P1">bruteimap</text:p>
            </text:list-item>
            <text:list-item>
              <text:p text:style-name="P1">brutepop</text:p>
            </text:list-item>
            <text:list-item>
              <text:p text:style-name="P1">brutesmb</text:p>
            </text:list-item>
            <text:list-item>
              <text:p text:style-name="P1">brutesyb</text:p>
            </text:list-item>
          </text:list>
        </text:list-item>
        <text:list-item>
          <text:p text:style-name="P1">Fuzzing modules</text:p>
          <text:list>
            <text:list-item>
              <text:p text:style-name="P1">ftpfuzz</text:p>
            </text:list-item>
          </text:list>
        </text:list-item>
      </text:list>
      <text:p text:style-name="Standard"/>
      <text:h text:style-name="P2" text:outline-level="1">Discover modules</text:h>
      <text:h text:style-name="Heading_20_2" text:outline-level="2">arping</text:h>
      <text:p text:style-name="Text_20_body"/>
      <text:p text:style-name="P3">The module sends an arp who has message to discover hosts. IP addresses as well as ranges can be used.</text:p>
      <text:p text:style-name="P4"/>
      <text:p text:style-name="P3">It requires root or administrator privileges depending on the operative system because the module will use raw sockets.</text:p>
      <text:p text:style-name="P5"/>
      <text:h text:style-name="Heading_20_3" text:outline-level="3">Arguments</text:h>
      <text:p text:style-name="P5"/>
      <text:p text:style-name="P6">target:<text:span text:style-name="T1"> The target network or host.</text:span></text:p>
      <text:p text:style-name="P6">timeout:<text:span text:style-name="T1"> Timeout.</text:span></text:p>
      <text:h text:style-name="Heading_20_3" text:outline-level="3">Example</text:h>
      <text:p text:style-name="Text_20_body"/>
      <text:p text:style-name="P7">inguma&gt; target = "192.168.1.0/24"</text:p>
      <text:p text:style-name="P7">inguma&gt; arping</text:p>
      <text:p text:style-name="P7">Adding to discovered hosts 192.168.1.1</text:p>
      <text:p text:style-name="P7">Adding to discovered hosts 192.168.1.12</text:p>
      <text:p text:style-name="P7">Adding to discovered hosts 192.168.1.14</text:p>
      <text:p text:style-name="P7">Adding to discovered hosts 192.168.1.21</text:p>
      <text:p text:style-name="P7"/>
      <text:p text:style-name="P7">List of discovered hosts</text:p>
      <text:p text:style-name="P7">------------------------</text:p>
      <text:p text:style-name="P7"/>
      <text:p text:style-name="P7">00:13:49:e1:9b:c0 192.168.1.1 (ZyXEL Communications)</text:p>
      <text:p text:style-name="P7">00:0a:e6:18:07:45 192.168.1.12 (Elitegroup Computer System Co. (ECS))</text:p>
      <text:p text:style-name="P7">00:0c:29:7f:54:5a 192.168.1.14 (VMware)</text:p>
      <text:p text:style-name="P7">00:0c:29:fa:87:7f 192.168.1.21 (Vmware)</text:p>
      <text:p text:style-name="P7"/>
      <text:h text:style-name="P8" text:outline-level="2">hostname</text:h>
      <text:p text:style-name="Text_20_body"/>
      <text:p text:style-name="Text_20_body">Returns the associated hostname for the <text:span text:style-name="T2">target</text:span><text:span text:style-name="T1">.</text:span></text:p>
      <text:h text:style-name="Heading_20_3" text:outline-level="3">Arguments</text:h>
      <text:p text:style-name="Text_20_body"/>
      <text:p text:style-name="P9">target<text:span text:style-name="T1">: The target host alias or ip address.</text:span></text:p>
      <text:h text:style-name="Heading_20_3" text:outline-level="3">Example</text:h>
      <text:p text:style-name="Text_20_body"/>
      <text:p text:style-name="P10">inguma&gt; target = “192.168.1.11”</text:p>
      <text:p text:style-name="P10">inguma&gt; hostname</text:p>
      <text:p text:style-name="P10">joxeanbox01</text:p>
      <text:h text:style-name="P8" text:outline-level="2">ipaddr</text:h>
      <text:p text:style-name="Text_20_body"/>
      <text:p text:style-name="Text_20_body">Returns the ip address associated to a hostname or host alias.</text:p>
      <text:h text:style-name="Heading_20_3" text:outline-level="3">Arguments</text:h>
      <text:p text:style-name="Text_20_body"/>
      <text:p text:style-name="Text_20_body"><text:span text:style-name="T2">target:</text:span><text:span text:style-name="T1"> The target hostname, host alias or ip address.</text:span></text:p>
      <text:h text:style-name="P8" text:outline-level="2">ping</text:h>
      <text:p text:style-name="Text_20_body"/>
      <text:p text:style-name="Text_20_body">Try pinging host or network. Hostnames, ip addresses as well as ranges can be used.</text:p>
      <text:h text:style-name="Heading_20_3" text:outline-level="3">Arguments</text:h>
      <text:p text:style-name="Text_20_body"/>
      <text:p text:style-name="P9">target:<text:span text:style-name="T1"> The target network or host.</text:span></text:p>
      <text:p text:style-name="P9">timeout: <text:span text:style-name="T1">Timeout of the operation.</text:span></text:p>
      <text:p text:style-name="P11">packetType: <text:span text:style-name="T1">Type of ICMP packet to send. By default ECHO_REQUEST. The following list enumerates the possible packet types:</text:span></text:p>
      <text:list text:style-name="L3">
        <text:list-item>
          <text:p text:style-name="P12"><text:s text:c="4"/>ECHO_REPLY = 0</text:p>
        </text:list-item>
        <text:list-item>
          <text:p text:style-name="P12"><text:s text:c="4"/>DEST_UNREACH = 3</text:p>
        </text:list-item>
        <text:list-item>
          <text:p text:style-name="P12"><text:s text:c="4"/>SOURCE_QUENCH = 4</text:p>
        </text:list-item>
        <text:list-item>
          <text:p text:style-name="P12"><text:s text:c="4"/>REDIRECT = 5</text:p>
        </text:list-item>
        <text:list-item>
          <text:p text:style-name="P12"><text:s text:c="4"/>ECHO_REQUEST = 8</text:p>
        </text:list-item>
        <text:list-item>
          <text:p text:style-name="P12"><text:s text:c="4"/>ROUTER_ADVERTISEMENT = 9</text:p>
        </text:list-item>
        <text:list-item>
          <text:p text:style-name="P12"><text:s text:c="4"/>ROUTER_SOLICITATION = 10</text:p>
        </text:list-item>
        <text:list-item>
          <text:p text:style-name="P12"><text:s text:c="4"/>TIME_EXCEEDED = 11</text:p>
        </text:list-item>
        <text:list-item>
          <text:p text:style-name="P12"><text:s text:c="4"/>PARAMETER_PROBLEM = 12</text:p>
        </text:list-item>
        <text:list-item>
          <text:p text:style-name="P12"><text:s text:c="4"/>TIMESTAMP_REQUEST = 13</text:p>
        </text:list-item>
        <text:list-item>
          <text:p text:style-name="P12"><text:s text:c="4"/>TIMESTAMP_REPLY = 14</text:p>
        </text:list-item>
        <text:list-item>
          <text:p text:style-name="P12"><text:s text:c="4"/>INFORMATION_REQUEST = 15</text:p>
        </text:list-item>
        <text:list-item>
          <text:p text:style-name="P12"><text:s text:c="4"/>INFORMATION_RESPONSE = 16</text:p>
        </text:list-item>
        <text:list-item>
          <text:p text:style-name="P12"><text:s text:c="4"/>ADDRESS_MASK_REQUEST = 17</text:p>
        </text:list-item>
        <text:list-item>
          <text:p text:style-name="P12"><text:s text:c="4"/>ADDRESS_MASK_REPPLY = 18</text:p>
        </text:list-item>
      </text:list>
      <text:h text:style-name="Heading_20_3" text:outline-level="3">Example</text:h>
      <text:p text:style-name="Text_20_body"/>
      <text:p text:style-name="P10">inguma&gt; target = "192.168.1.10-20"</text:p>
      <text:p text:style-name="P10">inguma&gt; timeout = 0.1</text:p>
      <text:p text:style-name="P10">inguma&gt; ping</text:p>
      <text:p text:style-name="P10">WARNING: Mac address to reach 192.168.1.10 not found</text:p>
      <text:p text:style-name="P10"/>
      <text:p text:style-name="P10">Adding to alive hosts 192.168.1.12</text:p>
      <text:p text:style-name="P10">WARNING: Mac address to reach 192.168.1.13 not found</text:p>
      <text:p text:style-name="P10"/>
      <text:p text:style-name="P10">Adding to alive hosts 192.168.1.14</text:p>
      <text:p text:style-name="P10">WARNING: Mac address to reach 192.168.1.15 not found</text:p>
      <text:p text:style-name="P10"/>
      <text:p text:style-name="P10">WARNING: Mac address to reach 192.168.1.16 not found</text:p>
      <text:p text:style-name="P10"/>
      <text:p text:style-name="P10">WARNING: Mac address to reach 192.168.1.17 not found</text:p>
      <text:p text:style-name="P10"/>
      <text:p text:style-name="P10">WARNING: Mac address to reach 192.168.1.18 not found</text:p>
      <text:p text:style-name="P10"/>
      <text:p text:style-name="P10">WARNING: Mac address to reach 192.168.1.19 not found</text:p>
      <text:p text:style-name="P10"/>
      <text:p text:style-name="P10">WARNING: Mac address to reach 192.168.1.20 not found</text:p>
      <text:p text:style-name="P10"/>
      <text:p text:style-name="P10"/>
      <text:p text:style-name="P10">Discovered hosts</text:p>
      <text:p text:style-name="P10">----------------</text:p>
      <text:p text:style-name="P10"/>
      <text:p text:style-name="P10">Found host 1 192.168.1.12</text:p>
      <text:p text:style-name="P10">Found host 2 192.168.1.14</text:p>
      <text:h text:style-name="P8" text:outline-level="2">isnated</text:h>
      <text:p text:style-name="Text_20_body"/>
      <text:p text:style-name="Text_20_body">Checks if one opened port at host is NATed or not by sending first an ICMP packet to get the number of hops and, next, compare it with the number of hops by sending a TCP packet.</text:p>
      <text:p text:style-name="Text_20_body"/>
      <text:h text:style-name="Heading_20_3" text:outline-level="3">Arguments</text:h>
      <text:p text:style-name="Text_20_body"/>
      <text:p text:style-name="P9">target: <text:span text:style-name="T1">The target host.</text:span></text:p>
      <text:p text:style-name="P9">timeout: <text:span text:style-name="T1">Timeout.</text:span></text:p>
      <text:h text:style-name="Heading_20_3" text:outline-level="3">Example</text:h>
      <text:h text:style-name="P13" text:outline-level="2">inguma&gt; target = "www.microsoft.com"; port = 80</text:h>
      <text:p text:style-name="P10">inguma&gt; isnated</text:p>
      <text:p text:style-name="P10">Port 80 is NOT NATed</text:p>
      <text:p text:style-name="P10">inguma&gt; target = “xxx.xxx.com”</text:p>
      <text:p text:style-name="P10">inguma&gt; isnated</text:p>
      <text:p text:style-name="P10">Port 80 is NATed</text:p>
      <text:p text:style-name="P10"/>
      <text:h text:style-name="P8" text:outline-level="2">ispromisc</text:h>
      <text:p text:style-name="Text_20_body"/>
      <text:p text:style-name="Text_20_body">Checks if the target is in promiscuous state.</text:p>
      <text:h text:style-name="Heading_20_3" text:outline-level="3">Arguments</text:h>
      <text:p text:style-name="P9"/>
      <text:p text:style-name="P9">target:<text:span text:style-name="T1"> The target host or ip address.</text:span></text:p>
      <text:h text:style-name="Heading_20_3" text:outline-level="3">Example</text:h>
      <text:h text:style-name="P13" text:outline-level="2">inguma&gt; target = "192.168.1.21"</text:h>
      <text:p text:style-name="P10">inguma&gt; ispromisc</text:p>
      <text:p text:style-name="P10">False</text:p>
      <text:p text:style-name="P10">inguma&gt; target = "192.168.1.1"</text:p>
      <text:p text:style-name="P10">inguma&gt; ispromisc</text:p>
      <text:p text:style-name="P10">True</text:p>
      <text:p text:style-name="P10"/>
      <text:h text:style-name="P8" text:outline-level="2">trace</text:h>
      <text:p text:style-name="Text_20_body"/>
      <text:p text:style-name="Text_20_body">Trace the route to the host. Similar to the traceroute tool.</text:p>
      <text:p text:style-name="Text_20_body"/>
      <text:p text:style-name="Text_20_body">The tool requires root or administrator privileges.</text:p>
      <text:h text:style-name="Heading_20_3" text:outline-level="3">Arguments</text:h>
      <text:p text:style-name="Text_20_body"/>
      <text:p text:style-name="P9">minttl:<text:span text:style-name="T1"> Minimun TTL.</text:span></text:p>
      <text:p text:style-name="P9">maxttl:<text:span text:style-name="T1"> Maximun TTL.</text:span></text:p>
      <text:p text:style-name="P9">sport: <text:span text:style-name="T1">Source port.</text:span></text:p>
      <text:p text:style-name="P9">dport: <text:span text:style-name="T1">Destination port.</text:span></text:p>
      <text:p text:style-name="P9">timeout: <text:span text:style-name="T1">Timeout.</text:span></text:p>
      <text:h text:style-name="Heading_20_3" text:outline-level="3">Example</text:h>
      <text:h text:style-name="P13" text:outline-level="2">inguma&gt; target = "www.google.com"</text:h>
      <text:p text:style-name="P14">inguma&gt; trace</text:p>
      <text:p text:style-name="P14">Adding hop <text:s/>192.168.1.11</text:p>
      <text:p text:style-name="P14">Adding hop <text:s/>10.0.58.158</text:p>
      <text:p text:style-name="P14">Adding hop <text:s/>149.6.132.1</text:p>
      <text:p text:style-name="P14">Adding hop <text:s/>130.117.1.137</text:p>
      <text:p text:style-name="P14">Adding hop <text:s/>209.85.252.40</text:p>
      <text:p text:style-name="P14">Adding hop <text:s/>72.14.233.63</text:p>
      <text:p text:style-name="P14">Adding hop <text:s/>130.117.1.78</text:p>
      <text:p text:style-name="P14">Adding hop <text:s/>64.233.183.103</text:p>
      <text:p text:style-name="P14">Adding hop <text:s/>216.239.43.30</text:p>
      <text:p text:style-name="P14"/>
      <text:p text:style-name="P14">Trace to target(s)</text:p>
      <text:p text:style-name="P14">------------------</text:p>
      <text:p text:style-name="P14"/>
      <text:p text:style-name="P14">Hop 1 192.168.1.11</text:p>
      <text:p text:style-name="P14">Hop 2 10.0.58.158</text:p>
      <text:p text:style-name="P14">Hop 3 149.6.132.1</text:p>
      <text:p text:style-name="P14">Hop 4 130.117.1.137</text:p>
      <text:p text:style-name="P14">Hop 5 209.85.252.40</text:p>
      <text:p text:style-name="P14">Hop 6 72.14.233.63</text:p>
      <text:p text:style-name="P14">Hop 7 130.117.1.78</text:p>
      <text:p text:style-name="P14">Hop 8 64.233.183.103</text:p>
      <text:p text:style-name="P14">Hop 9 216.239.43.30</text:p>
      <text:p text:style-name="P14">Hop 10 64.233.183.103</text:p>
      <text:p text:style-name="P14"/>
      <text:h text:style-name="P8" text:outline-level="2">whois</text:h>
      <text:p text:style-name="Text_20_body"/>
      <text:p text:style-name="Text_20_body">Check the whois database.</text:p>
      <text:h text:style-name="Heading_20_3" text:outline-level="3">Arguments</text:h>
      <text:p text:style-name="Text_20_body"/>
      <text:p text:style-name="P9">target: <text:span text:style-name="T1">Target hostname.</text:span></text:p>
      <text:h text:style-name="Heading_20_3" text:outline-level="3"/>
      <text:h text:style-name="Heading_20_2" text:outline-level="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xean Koret</meta:initial-creator>
    <meta:creation-date>2007-09-09T17:27:24</meta:creation-date>
    <dc:creator>Joxean Koret</dc:creator>
    <dc:date>2007-09-09T18:04:45</dc:date>
    <dc:language>es-ES</dc:language>
    <meta:editing-cycles>24</meta:editing-cycles>
    <meta:editing-duration>PT37M21S</meta:editing-duration>
    <meta:user-defined meta:name="Info 1"/>
    <meta:user-defined meta:name="Info 2"/>
    <meta:user-defined meta:name="Info 3"/>
    <meta:user-defined meta:name="Info 4"/>
    <meta:document-statistic meta:table-count="0" meta:image-count="0" meta:object-count="0" meta:page-count="11" meta:paragraph-count="171" meta:word-count="593" meta:character-count="4078"/>
  </office:meta>
</office:document-meta>
</file>